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7cm" fo:break-before="auto" style:use-optimal-row-height="true"/>
    </style:style>
    <style:style style:name="ro3" style:family="table-row">
      <style:table-row-properties style:row-height="1.63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344cm" fo:break-before="auto" style:use-optimal-row-height="true"/>
    </style:style>
    <style:style style:name="ro6" style:family="table-row">
      <style:table-row-properties style:row-height="4.006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];[.A107]);&quot;)&quot;)" office:value-type="string" office:string-value="(1)">
            <text:p>(1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16T10:35:10.92">
            <text:p>011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Dwoje z nich. Wszyscy. (1) Kiedy dotarłem do parku, już było, jak obliczam, blisko dziewiątej. (2) Wydałem dźwięk ustami po zachodniej stronie basenu szkoła. Nikt nie przyszedł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(3) Zacząłem wrócić do parku. Kiedy minąlem róg muru podstawy szkoły, zobaczyłem cień poruszający się po ścianie oporow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Nie zeszli na ziemię. &lt;1&gt; Po prostu dałem im jedzenie. Wyszed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어제는 토요일이었다. 날씨는, 맑았다. 구름이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가로피리 : (1) 집으로 도착한 때는 대체로 9시 20분 전후. &lt;2&gt; 동화의 집회에 가기 위해 집을 나간 때는 5시 20분 전후. &lt;3&gt; 피리 연주는 하지 않았다.</text:p>
          </table:table-cell>
          <table:covered-table-cell table:number-columns-repeated="2" table:style-name="ce12"/>
          <table:table-cell table:style-name="ce14" office:value-type="string">
            <text:p>https://ko.wikipedia.org/wiki/리코더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أقرأ النصوص قديم.</text:p>
          </table:table-cell>
          <table:table-cell table:style-name="ce13" office:value-type="string" table:number-columns-spanned="2" table:number-rows-spanned="1">
            <text:p>aqra-u[czytal`em / al-nus^uws^a[tekst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المستند هو حول طلب.</text:p>
          </table:table-cell>
          <table:table-cell table:style-name="ce13" office:value-type="string" table:number-columns-spanned="2" table:number-rows-spanned="1">
            <text:p>al-mustanad[dokument / huwa[to / t^alab-i[pros`b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طلب من قروي</text:p>
          </table:table-cell>
          <table:table-cell table:style-name="ce13" office:value-type="string" table:number-columns-spanned="2" table:number-rows-spanned="1">
            <text:p>t^alab / min / qarawiy[mies`kan`ca-wioski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二阶微分方程。其解法。（2）让我们设 y``+ay`+by=0 (s1). （3）在这里，假设如下：y=y(x)=e^(kx) (s2). （4）那就，我们获得，y`=ky (s3), y``=(ky)`=k^2y (s4). （5）这些两个价值表示式，把他们放在 s1. （6）经过计算所得的，关于 y 的新的表示式，就是我们所寻找的，上述 s1 的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, опять же, смесь травяной водки. (2) лимон и розмари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6">
            <text:p>2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7">
            <text:p>2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5">
            <text:p>3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16T11:37:33.61">
            <text:p>0116 <text:s/>113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16T11:37:33.61">
            <text:p>0116 <text:s/>1137</text:p>
          </table:table-cell>
          <table:table-cell table:style-name="ce7" table:formula="of:=NOW()" office:value-type="date" office:date-value="2022-01-16T11:37:38.82">
            <text:p>0116 <text:s/>113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16T11:37:38.82">
            <text:p>0116 <text:s/>113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number-columns-repeated="11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7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6">2022/01/16</text:date>, <text:time>11:37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16T11:37:38.65</dc:date>
    <dc:creator>iwabuchi ken</dc:creator>
    <meta:editing-duration>P11DT8H9M8S</meta:editing-duration>
    <meta:editing-cycles>1642</meta:editing-cycles>
    <meta:generator>OpenOffice/4.1.3$Win32 OpenOffice.org_project/413m1$Build-9783</meta:generator>
    <meta:document-statistic meta:table-count="1" meta:cell-count="257" meta:object-count="0"/>
  </office:meta>
</office:document-meta>
</file>